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1.492cm" style:rel-column-width="6273*"/>
    </style:style>
    <style:style style:name="Tabla1.B" style:family="table-column">
      <style:table-column-properties style:column-width="1.266cm" style:rel-column-width="5324*"/>
    </style:style>
    <style:style style:name="Tabla1.C" style:family="table-column">
      <style:table-column-properties style:column-width="3.327cm" style:rel-column-width="13984*"/>
    </style:style>
    <style:style style:name="Tabla1.D" style:family="table-column">
      <style:table-column-properties style:column-width="6.237cm" style:rel-column-width="26219*"/>
    </style:style>
    <style:style style:name="Tabla1.E" style:family="table-column">
      <style:table-column-properties style:column-width="3.267cm" style:rel-column-width="1373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1cm" table:align="left" style:writing-mode="lr-tb"/>
    </style:style>
    <style:style style:name="Tabla2.A" style:family="table-column">
      <style:table-column-properties style:column-width="13.178cm"/>
    </style:style>
    <style:style style:name="Tabla2.B" style:family="table-column">
      <style:table-column-properties style:column-width="3.833cm"/>
    </style:style>
    <style:style style:name="Tabla2.A1" style:family="table-cell">
      <style:table-cell-properties style:vertical-align="middle" fo:padding="0.049cm" fo:border="none"/>
    </style:style>
    <style:style style:name="Tabla2.A19" style:family="table-cell">
      <style:table-cell-properties style:vertical-align="middle" fo:background-color="#f1f1f1" fo:padding="0.049cm" fo:border="none">
        <style:background-image/>
      </style:table-cell-properties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text-properties style:font-name="Courier New1" fo:font-size="8pt" style:font-size-asian="8pt" style:font-size-complex="8pt"/>
    </style:style>
    <style:style style:name="P3" style:family="paragraph" style:parent-style-name="Text_20_body">
      <style:text-properties fo:color="#0084d1"/>
    </style:style>
    <style:style style:name="P4" style:family="paragraph" style:parent-style-name="Text_20_body">
      <style:paragraph-properties fo:line-height="100%"/>
      <style:text-properties fo:color="#0084d1"/>
    </style:style>
    <style:style style:name="P5" style:family="paragraph" style:parent-style-name="Text_20_body">
      <style:text-properties fo:color="#009933"/>
    </style:style>
    <style:style style:name="P6" style:family="paragraph" style:parent-style-name="Preformatted_20_Text">
      <style:paragraph-properties fo:line-height="100%"/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P7" style:family="paragraph" style:parent-style-name="Preformatted_20_Text">
      <style:text-properties style:font-name="Courier New1" fo:font-size="8pt" style:font-size-asian="8pt" style:font-size-complex="8pt"/>
    </style:style>
    <style:style style:name="P8" style:family="paragraph" style:parent-style-name="Preformatted_20_Text">
      <style:paragraph-properties fo:padding="0.074cm" fo:border-left="none" fo:border-right="none" fo:border-top="none" fo:border-bottom="0.002cm solid #000000" style:join-border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Standard">
      <style:paragraph-properties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14" style:family="paragraph" style:parent-style-name="Standard">
      <style:paragraph-properties fo:margin-top="0cm" fo:margin-bottom="0cm" style:line-height-at-least="0.503cm"/>
      <style:text-properties fo:color="#6a9955" style:font-name="Consolas" fo:font-size="10.5pt" fo:font-weight="normal" fo:background-color="#1e1e1e"/>
    </style:style>
    <style:style style:name="P15" style:family="paragraph" style:parent-style-name="Standard">
      <style:paragraph-properties fo:margin-top="0cm" fo:margin-bottom="0cm" style:line-height-at-least="0.503cm"/>
      <style:text-properties fo:color="#569cd6" style:font-name="Consolas" fo:font-size="10.5pt" fo:font-weight="normal" fo:background-color="#1e1e1e"/>
    </style:style>
    <style:style style:name="P16" style:family="paragraph" style:parent-style-name="Standard">
      <style:paragraph-properties fo:margin-top="0cm" fo:margin-bottom="0cm" style:line-height-at-least="0.503cm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2">
      <style:text-properties fo:color="#7e0021"/>
    </style:style>
    <style:style style:name="P19" style:family="paragraph" style:parent-style-name="Table_20_Contents">
      <style:paragraph-properties fo:padding-left="0.265cm" fo:padding-right="0cm" fo:padding-top="0cm" fo:padding-bottom="0.265cm" fo:border-left="0.088cm solid #000000" fo:border-right="none" fo:border-top="none" fo:border-bottom="0.002cm solid #e5e5e5"/>
    </style:style>
    <style:style style:name="P20" style:family="paragraph" style:parent-style-name="Table_20_Contents">
      <style:paragraph-properties fo:padding-left="0cm" fo:padding-right="0cm" fo:padding-top="0cm" fo:padding-bottom="0.265cm" fo:border-left="none" fo:border-right="none" fo:border-top="none" fo:border-bottom="0.002cm solid #e5e5e5"/>
    </style:style>
    <style:style style:name="P21" style:family="paragraph" style:parent-style-name="Table_20_Contents">
      <style:paragraph-properties fo:padding-left="0.265cm" fo:padding-right="0cm" fo:padding-top="0cm" fo:padding-bottom="0.265cm" fo:border-left="0.088cm solid #e5e5e5" fo:border-right="none" fo:border-top="none" fo:border-bottom="0.002cm solid #e5e5e5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Courier New1" fo:font-size="8pt" fo:letter-spacing="normal" fo:font-style="normal" fo:font-weight="bold" style:font-size-asian="8pt" style:font-size-complex="8pt"/>
    </style:style>
    <style:style style:name="T5" style:family="text">
      <style:text-properties fo:color="#0084d1"/>
    </style:style>
    <style:style style:name="T6" style:family="text">
      <style:text-properties fo:color="#4ec9b0"/>
    </style:style>
    <style:style style:name="T7" style:family="text">
      <style:text-properties fo:color="#dcdcaa"/>
    </style:style>
    <style:style style:name="T8" style:family="text">
      <style:text-properties fo:color="#c586c0"/>
    </style:style>
    <style:style style:name="T9" style:family="text">
      <style:text-properties fo:color="#ce9178"/>
    </style:style>
    <style:style style:name="T10" style:family="text">
      <style:text-properties fo:color="#569cd6"/>
    </style:style>
    <style:style style:name="T11" style:family="text">
      <style:text-properties fo:color="#6a9955"/>
    </style:style>
    <style:style style:name="T12" style:family="text">
      <style:text-properties fo:color="#6a9955" style:font-name="Consolas" fo:font-size="10.5pt" fo:font-weight="normal" fo:background-color="#1e1e1e"/>
    </style:style>
    <style:style style:name="T13" style:family="text">
      <style:text-properties fo:color="#9cdc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13361251964775692" text:style-name="Outline">
        <text:list-item>
          <text:h text:style-name="P17" text:outline-level="1">Diseño Rupu APP</text:h>
        </text:list-item>
      </text:list>
      <text:p text:style-name="Text_20_body"/>
      <text:p text:style-name="Text_20_body"/>
      <text:list xml:id="list37729445" text:continue-numbering="true" text:style-name="Outline">
        <text:list-item>
          <text:list>
            <text:list-item>
              <text:h text:style-name="Heading_20_2" text:outline-level="2">Cliente</text:h>
            </text:list-item>
          </text:list>
        </text:list-item>
      </text:list>
      <text:p text:style-name="P3">c_agregar_paquete--&gt;Agrega paquete que desea ser comprado</text:p>
      <text:p text:style-name="Text_20_body">c_autentif_principal-&gt;Pantalla de ingreso</text:p>
      <text:p text:style-name="P3">c-carro_de_compras-&gt;Se cuelgan las selecciones</text:p>
      <text:p text:style-name="P5">compras----------&gt;Permite realizar las compras</text:p>
      <text:p text:style-name="Text_20_body">contactar--------&gt;Pantalla con los datos de Rupu </text:p>
      <text:p text:style-name="Text_20_body">comentar---------&gt;Comentarios del servicio</text:p>
      <text:p text:style-name="P1">configuracion----&gt;Pantalla donde se definen los colores y.</text:p>
      <text:p text:style-name="P4">c-presentación-----&gt;Pantalla principal </text:p>
      <text:p text:style-name="P1">quiero_una_app---&gt; Pantalla donde se muestran mis servicios</text:p>
      <text:p text:style-name="P4">C-ver_mas----------&gt; Detalle de las fotos y más descripiones</text:p>
      <text:list xml:id="list37746727" text:continue-numbering="true" text:style-name="Outline">
        <text:list-item>
          <text:list>
            <text:list-item>
              <text:h text:style-name="Heading_20_2" text:outline-level="2">Oficina</text:h>
            </text:list-item>
            <text:list-item>
              <text:h text:style-name="P18" text:outline-level="2">O_valores_moneda---&gt;valor del dia del dólar y del euro</text:h>
            </text:list-item>
          </text:list>
        </text:list-item>
      </text:list>
      <text:p text:style-name="Text_20_body">o_valor_dolar_hoy--&gt; Permite cargar el valor del día y hasta que se cambie.</text:p>
      <text:p text:style-name="Text_20_body">o_fechas_horas_paquete--&gt;Permite obtener las fechas y horarios posibles.</text:p>
      <text:p text:style-name="Text_20_body">Manual</text:p>
      <text:p text:style-name="Text_20_body">m_cargar_arr_paquetes_detalle</text:p>
      <text:p text:style-name="P1"/>
      <text:p text:style-name="P1"/>
      <text:p text:style-name="Text_20_body">La pantalla muestra 2:4 fotos en un celular:tablet ,y en cuanto al ancho 1:3</text:p>
      <text:p text:style-name="Text_20_body">Los títulos van centrados.</text:p>
      <text:p text:style-name="Text_20_body"/>
      <text:p text:style-name="P9"/>
      <text:list xml:id="list37730750" text:continue-numbering="true" text:style-name="Outline">
        <text:list-item>
          <text:list>
            <text:list-item>
              <text:h text:style-name="Heading_20_2" text:outline-level="2">Presentación</text:h>
            </text:list-item>
          </text:list>
        </text:list-item>
      </text:list>
      <text:p text:style-name="Text_20_body">En ellas van fotos con <text:s/>texto y precio sobrepuesto, el dólar es el valor que se obtiene debiera poder customizarse si son euros o dolares pero poder poner un solo valor</text:p>
      <text:p text:style-name="Text_20_body">Tipo:Cliente</text:p>
      <text:p text:style-name="Text_20_body">Titulo:Rupu Turismo</text:p>
      <text:p text:style-name="Text_20_body">Botonera{Vermas, carro_de_compras, contactar,comentar}</text:p>
      <text:p text:style-name="Text_20_body">Menu{contactar,configuracion,autentificar,reportes,comentar,valores_moneda}</text:p>
      <text:p text:style-name="Text_20_body">Datos_paquete{nombrePaquete,foto,descripción,dolares,pesos,(oFotos,oDescri)}</text:p>
      <text:p text:style-name="Text_20_body">Back:o_valor_dolar_hoy</text:p>
      <text:p text:style-name="Text_20_body"><text:tab/>m_cargar_arr_paquetes_detalle</text:p>
      <text:p text:style-name="Text_20_body"><text:s text:c="2"/></text:p>
      <text:p text:style-name="Text_20_body"/>
      <text:p text:style-name="Text_20_body"><text:s text:c="4"/></text:p>
      <text:p text:style-name="Text_20_body"/>
      <text:list xml:id="list37749161" text:continue-numbering="true" text:style-name="Outline">
        <text:list-item>
          <text:list>
            <text:list-item>
              <text:h text:style-name="Heading_20_2" text:outline-level="2">Ver_mas</text:h>
            </text:list-item>
          </text:list>
        </text:list-item>
      </text:list>
      <text:p text:style-name="Text_20_body">Titulo:&amp;nombre_paquete</text:p>
      <text:p text:style-name="Text_20_body">En ella se ven fotos cubiertas por textos en un scrool infinito.</text:p>
      <text:p text:style-name="Text_20_body">botonera{carro_de_compras,contactar}</text:p>
      <text:p text:style-name="Text_20_body">menu{contactar,comentar}</text:p>
      <text:p text:style-name="Text_20_body">Datos_ver_mas{(oFotos,oDescri)}</text:p>
      <text:p text:style-name="Text_20_body">Back:No tiene</text:p>
      <text:p text:style-name="Text_20_body"/>
      <text:p text:style-name="Text_20_body"/>
      <text:list xml:id="list37728542" text:continue-numbering="true" text:style-name="Outline">
        <text:list-item>
          <text:list>
            <text:list-item>
              <text:h text:style-name="Heading_20_2" text:outline-level="2">carro_de_compras</text:h>
            </text:list-item>
          </text:list>
        </text:list-item>
      </text:list>
      <text:p text:style-name="Text_20_body"><text:s text:c="3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>Fecha</text:p>
          </table:table-cell>
          <table:table-cell table:style-name="Tabla1.A1" office:value-type="string">
            <text:p text:style-name="Table_20_Contents">Hora</text:p>
          </table:table-cell>
          <table:table-cell table:style-name="Tabla1.A1" office:value-type="string">
            <text:p text:style-name="Table_20_Contents">Monto Pesos</text:p>
          </table:table-cell>
          <table:table-cell table:style-name="Tabla1.A1" office:value-type="string">
            <text:p text:style-name="Table_20_Contents">Paquete</text:p>
          </table:table-cell>
          <table:table-cell table:style-name="Tabla1.E1" office:value-type="string">
            <text:p text:style-name="Table_20_Contents">&lt;&lt;Eliminar&gt;&gt;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Text_20_body"/>
      <text:p text:style-name="Text_20_body"><text:soft-page-break/><text:tab/><text:tab/><text:tab/><text:tab/><text:tab/><text:tab/><text:tab/><text:tab/><text:tab/><text:tab/><text:tab/>&lt;&lt;+&gt;&gt;</text:p>
      <text:p text:style-name="Text_20_body"/>
      <text:p text:style-name="Text_20_body">Título:Rupu Carro de compras</text:p>
      <text:p text:style-name="Text_20_body">Se despliegan las líneas compradas, evantualmente ninguna y se puede eliminar o comprar otra línea</text:p>
      <text:p text:style-name="Text_20_body">botonera{agregar_paquete,comprar,contactar}</text:p>
      <text:p text:style-name="Text_20_body">menu{}</text:p>
      <text:p text:style-name="Text_20_body">Datos_carro_de_compras{fecha,hora,monto dólar,valor dólar,monto pesos, codigo paquete}</text:p>
      <text:p text:style-name="Text_20_body">back:</text:p>
      <text:list xml:id="list37733789" text:continue-numbering="true" text:style-name="Outline">
        <text:list-item>
          <text:list>
            <text:list-item>
              <text:h text:style-name="Heading_20_2" text:outline-level="2">agregar_paquete</text:h>
            </text:list-item>
          </text:list>
        </text:list-item>
      </text:list>
      <text:p text:style-name="Text_20_body">Título:Rupu Agregar Paquete</text:p>
      <text:p text:style-name="Text_20_body">Sale un calendario con algunas fechas disponibles o full y un horario disponible o full.</text:p>
      <text:p text:style-name="Text_20_body">Se selecciona el paquete y se agrega a la lista</text:p>
      <text:p text:style-name="Text_20_body">botonera{grabar}</text:p>
      <text:p text:style-name="Text_20_body">menu{contactar,comentar}</text:p>
      <text:p text:style-name="Text_20_body">Datos_Agregar_paquete{fecha,hora,monto dólar,valor dólar,monto pesos, codigo paquete,fechas y horas validas,datos cliente}</text:p>
      <text:p text:style-name="Text_20_body">Back:o_fechas_horas_paquete</text:p>
      <text:list xml:id="list37729894" text:continue-numbering="true" text:style-name="Outline">
        <text:list-item>
          <text:list>
            <text:list-item>
              <text:h text:style-name="Heading_20_2" text:outline-level="2">c_autentif_principal</text:h>
            </text:list-item>
          </text:list>
        </text:list-item>
      </text:list>
      <text:p text:style-name="Text_20_body">Título:Rupu Identificación</text:p>
      <text:p text:style-name="Text_20_body">La primera vez que se llenan los datos del usuario se pide correo o celular y una clave ingresada dos veces,se piden dos preguntas de seguridad</text:p>
      <text:p text:style-name="Text_20_body">botonera{grabar,cambiarClave,cambiarCorreo}</text:p>
      <text:p text:style-name="Text_20_body">menu{}</text:p>
      <text:p text:style-name="Text_20_body">Datos_Agregar_paquete{</text:p>
      <text:p text:style-name="Text_20_body">Back:o_fechas_horas_paquete</text:p>
      <text:p text:style-name="Text_20_body"/>
      <text:p text:style-name="Text_20_body"/>
      <text:p text:style-name="Text_20_body"/>
      <text:list xml:id="list37737839" text:continue-numbering="true" text:style-name="Outline">
        <text:list-item>
          <text:list>
            <text:list-item>
              <text:h text:style-name="Heading_20_2" text:outline-level="2"><text:soft-page-break/>Base de datos</text:h>
            </text:list-item>
          </text:list>
        </text:list-item>
      </text:list>
      <text:p text:style-name="Text_20_body"/>
      <text:p text:style-name="Text_20_body"><text:span text:style-name="T5">paquetes</text:span>-&gt;nombrePaquete,foto,descripción,pesos,</text:p>
      <text:p text:style-name="Text_20_body"><text:tab/><text:tab/>oFotos,oDescri</text:p>
      <text:p text:style-name="Text_20_body"/>
      <text:p text:style-name="Text_20_body">cliente--&gt;</text:p>
      <text:p text:style-name="Text_20_body">Compromisos--&gt;nombrePaquete,foto,descripcion,fecha,hora,monto dólar,valor dólar,monto pesos, dni_cliente,nombre_client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,</text:p>
      <text:p text:style-name="P6">@override</text:p>
      <text:p text:style-name="P6">Widget build(BuildContext context) {</text:p>
      <text:p text:style-name="P6"><text:s text:c="2"/>return Scaffold(</text:p>
      <text:p text:style-name="P6"><text:s text:c="4"/>appBar: AppBar(),</text:p>
      <text:p text:style-name="P6"><text:s text:c="4"/>body: OrientationBuilder(</text:p>
      <text:p text:style-name="P6"><text:s text:c="6"/>builder: (context, orientation) {</text:p>
      <text:p text:style-name="P6"><text:s text:c="8"/>return orientation == Orientation.portrait</text:p>
      <text:p text:style-name="P6"><text:s text:c="12"/>? _buildVerticalLayout()</text:p>
      <text:p text:style-name="P6"><text:s text:c="12"/>: _buildHorizontalLayout();</text:p>
      <text:p text:style-name="P6"><text:s text:c="6"/>},</text:p>
      <text:p text:style-name="P6"><text:s text:c="4"/>),</text:p>
      <text:p text:style-name="P6"><text:s text:c="2"/>);</text:p>
      <text:p text:style-name="P6">}</text:p>
      <text:p text:style-name="P6">---------------------------------</text:p>
      <text:p text:style-name="P8"><text:bookmark text:name="5cc9"/><text:span text:style-name="T3">SystemChrome.setPreferredOrientations(DeviceOrientation.</text:span><text:span text:style-name="Strong_20_Emphasis"><text:span text:style-name="T4">portraitUp</text:span></text:span><text:span text:style-name="T3">);</text:span></text:p>
      <text:p text:style-name="P7"><text:tab/>if (MediaQuery.of(context).size.width &gt; 600) {</text:p>
      <text:p text:style-name="P7"><text:s text:c="10"/>isLargeScreen = true;</text:p>
      <text:p text:style-name="P7"><text:s text:c="8"/>} else {</text:p>
      <text:p text:style-name="P7"><text:soft-page-break/><text:s text:c="10"/>isLargeScreen = false;</text:p>
      <text:p text:style-name="P7"><text:s text:c="8"/>}</text:p>
      <text:p text:style-name="P2"/>
      <text:p text:style-name="Text_20_body">http://mindicador.cl/ json con el dolar y el euro</text:p>
      <text:p text:style-name="Text_20_body"/>
      <text:p text:style-name="Text_20_body"/>
      <text:p text:style-name="P10"><text:span text:style-name="T6">Future</text:span>&lt;<text:span text:style-name="T6">FirebaseUser</text:span>&gt; <text:span text:style-name="T7">_handleSignIn</text:span>() <text:span text:style-name="T8">async</text:span> {</text:p>
      <text:p text:style-name="P10"><text:span text:style-name="T6">GoogleSignInAccount</text:span> googleUser = <text:span text:style-name="T8">await</text:span> _googleSignIn.<text:span text:style-name="T7">signIn</text:span>();</text:p>
      <text:p text:style-name="P10"><text:span text:style-name="T6">GoogleSignInAuthentication</text:span> googleAuth = <text:span text:style-name="T8">await</text:span> googleUser.authentication;</text:p>
      <text:p text:style-name="P10"><text:span text:style-name="T6">FirebaseUser</text:span> user = <text:span text:style-name="T8">await</text:span> _auth.<text:span text:style-name="T7">signInWithGoogle</text:span>(</text:p>
      <text:p text:style-name="P10">accessToken: googleAuth.accessToken,</text:p>
      <text:p text:style-name="P10">idToken: googleAuth.idToken,</text:p>
      <text:p text:style-name="P10">);</text:p>
      <text:p text:style-name="P10"><text:span text:style-name="T7">print</text:span>(<text:span text:style-name="T9">"signed in "</text:span> + user.displayName);</text:p>
      <text:p text:style-name="P10"><text:span text:style-name="T8">return</text:span> user;</text:p>
      <text:p text:style-name="P10">}</text:p>
      <text:p text:style-name="P10"/>
      <text:p text:style-name="Text_20_body"><text:a xlink:type="simple" xlink:href="https://medium.com/flutter-community/flutter-adding-sign-in-with-google-and-phone-authentication-to-your-app-69f681518f9b" text:style-name="Internet_20_link" text:visited-style-name="Visited_20_Internet_20_Link">Enlace</text:a></text:p>
      <text:p text:style-name="Text_20_body"/>
      <text:p text:style-name="P10"><text:span text:style-name="T10">import</text:span> <text:span text:style-name="T9">'package:firebase_auth/firebase_auth.dart'</text:span>;</text:p>
      <text:p text:style-name="P10"><text:span text:style-name="T10">import</text:span> <text:span text:style-name="T9">'package:google_sign_in/google_sign_in.dart'</text:span>;</text:p>
      <text:p text:style-name="P10"/>
      <text:p text:style-name="Text_20_body"/>
      <text:p text:style-name="Text_20_body"/>
      <text:p text:style-name="Text_20_body"><text:s/><text:span text:style-name="T12">/// Menu generico</text:span></text:p>
      <text:p text:style-name="P14">/// Maximo Meza</text:p>
      <text:p text:style-name="P14">/// 9.8257.4971 max82574971@gmail.com</text:p>
      <text:p text:style-name="P14">/// 2019-01-07</text:p>
      <text:p text:style-name="P14">/// ******************************************* </text:p>
      <text:p text:style-name="P10"><text:span text:style-name="T10">import</text:span> <text:span text:style-name="T9">'package:flutter/material.dart'</text:span>;</text:p>
      <text:p text:style-name="P16"/>
      <text:p text:style-name="P10"><text:span text:style-name="T10">import</text:span> <text:span text:style-name="T9">'package:firebase_auth/firebase_auth.dart'</text:span>;</text:p>
      <text:p text:style-name="P10"><text:span text:style-name="T10">import</text:span> <text:span text:style-name="T9">'package:google_sign_in/google_sign_in.dart'</text:span>;</text:p>
      <text:p text:style-name="P12"/>
      <text:p text:style-name="P10"><text:span text:style-name="T10">import</text:span> <text:span text:style-name="T9">'package:rupupack/fte/utiles/menu_generico.dart'</text:span>;</text:p>
      <text:p text:style-name="P10"><text:span text:style-name="T10">import</text:span> <text:span text:style-name="T9">'package:rupupack/fte/utiles/constantes.dart'</text:span>;</text:p>
      <text:p text:style-name="P10"><text:span text:style-name="T10">import</text:span> <text:span text:style-name="T9">'package:rupupack/cls/usuario.dart'</text:span>;</text:p>
      <text:p text:style-name="P16"/>
      <text:p text:style-name="P10"><text:span text:style-name="T10">class</text:span> <text:span text:style-name="T6">Principal</text:span> <text:span text:style-name="T10">extends</text:span> <text:span text:style-name="T6">StatefulWidget</text:span> {</text:p>
      <text:p text:style-name="P10"><text:span text:style-name="T6">_Principal</text:span> <text:span text:style-name="T7">createState</text:span>() =&gt; <text:span text:style-name="T6">_Principal</text:span>();</text:p>
      <text:p text:style-name="P10">}</text:p>
      <text:p text:style-name="P16"/>
      <text:p text:style-name="P10"><text:soft-page-break/><text:span text:style-name="T10">class</text:span> <text:span text:style-name="T6">_Principal</text:span> <text:span text:style-name="T10">extends</text:span> <text:span text:style-name="T6">State</text:span>&lt;<text:span text:style-name="T6">Principal</text:span>&gt; {</text:p>
      <text:p text:style-name="P16"/>
      <text:p text:style-name="P10"><text:span text:style-name="T10">final</text:span> <text:span text:style-name="T6">FirebaseAuth</text:span> _auth = <text:span text:style-name="T6">FirebaseAuth</text:span>.instance;</text:p>
      <text:p text:style-name="P10"><text:span text:style-name="T10">final</text:span> <text:span text:style-name="T6">GoogleSignIn</text:span> _googleSignIn = <text:span text:style-name="T6">GoogleSignIn</text:span>();</text:p>
      <text:p text:style-name="P10"><text:span text:style-name="T6">Usuario</text:span> usuario;</text:p>
      <text:p text:style-name="P10"><text:span text:style-name="T10">bool</text:span> continuo=<text:span text:style-name="T10">false</text:span>;</text:p>
      <text:p text:style-name="P16"/>
      <text:p text:style-name="P16"/>
      <text:p text:style-name="P10"><text:span text:style-name="T6">Future</text:span>&lt;<text:span text:style-name="T6">FirebaseUser</text:span>&gt; <text:span text:style-name="T7">_handleSignIn</text:span>() <text:span text:style-name="T8">async</text:span> { </text:p>
      <text:p text:style-name="P10"><text:span text:style-name="T6">GoogleSignInAccount</text:span> googleUser = <text:span text:style-name="T8">await</text:span> _googleSignIn.<text:span text:style-name="T7">signIn</text:span>();</text:p>
      <text:p text:style-name="P10"><text:span text:style-name="T6">GoogleSignInAuthentication</text:span> googleAuth = <text:span text:style-name="T8">await</text:span> googleUser.authentication;</text:p>
      <text:p text:style-name="P16"/>
      <text:p text:style-name="P10"><text:span text:style-name="T7">signOut</text:span>();</text:p>
      <text:p text:style-name="P16"/>
      <text:p text:style-name="P10"><text:span text:style-name="T6">FirebaseUser</text:span> user = <text:span text:style-name="T8">await</text:span> _auth.<text:span text:style-name="T7">signInWithGoogle</text:span>(</text:p>
      <text:p text:style-name="P10">accessToken: googleAuth.accessToken,</text:p>
      <text:p text:style-name="P10">idToken: googleAuth.idToken,</text:p>
      <text:p text:style-name="P10">);</text:p>
      <text:p text:style-name="P10"><text:span text:style-name="T8">return</text:span> user;</text:p>
      <text:p text:style-name="P10">}</text:p>
      <text:p text:style-name="P16"/>
      <text:p text:style-name="P10"><text:span text:style-name="T6">IconButton</text:span> <text:span text:style-name="T7">bAsignaUsuario</text:span>(){</text:p>
      <text:p text:style-name="P10"><text:span text:style-name="T8">return</text:span> <text:span text:style-name="T8">new</text:span> <text:span text:style-name="T6">IconButton</text:span>( <text:span text:style-name="T11">//primer circulo</text:span></text:p>
      <text:p text:style-name="P10">icon: <text:span text:style-name="T8">new</text:span> <text:span text:style-name="T6">Icon</text:span>(<text:span text:style-name="T6">Icons</text:span>.verified_user),</text:p>
      <text:p text:style-name="P10">tooltip: <text:span text:style-name="T9">'Ingresar Usuario'</text:span>,</text:p>
      <text:p text:style-name="P10">onPressed: ()=&gt;<text:span text:style-name="T7">_handleSignIn</text:span>()</text:p>
      <text:p text:style-name="P10">.<text:span text:style-name="T7">then</text:span>((<text:span text:style-name="T6">FirebaseUser</text:span> user){</text:p>
      <text:p text:style-name="P10">continuo=<text:span text:style-name="T10">true</text:span>;</text:p>
      <text:p text:style-name="P14">// usuario.correo=user.email;</text:p>
      <text:p text:style-name="P14">// usuario.celular=user.phoneNumber;</text:p>
      <text:p text:style-name="P14">// usuario.nombre= user.displayName;</text:p>
      <text:p text:style-name="P10"><text:span text:style-name="T7">print</text:span>(<text:span text:style-name="T9">"continuo=====================&gt;$</text:span><text:span text:style-name="T13">continuo</text:span><text:span text:style-name="T9">"</text:span>);</text:p>
      <text:p text:style-name="P16"/>
      <text:p text:style-name="P10">})</text:p>
      <text:p text:style-name="P10">.<text:span text:style-name="T7">catchError</text:span>((e)=&gt;<text:span text:style-name="T7">print</text:span>(<text:span text:style-name="T9">"mi error $</text:span><text:span text:style-name="T13">e</text:span><text:span text:style-name="T9">"</text:span>))</text:p>
      <text:p text:style-name="P10">);</text:p>
      <text:p text:style-name="P10">}</text:p>
      <text:p text:style-name="P16"/>
      <text:p text:style-name="P10"><text:span text:style-name="T10">void</text:span> <text:span text:style-name="T7">signOut</text:span>(){</text:p>
      <text:p text:style-name="P10">_googleSignIn.<text:span text:style-name="T7">signOut</text:span>();</text:p>
      <text:p text:style-name="P10">}</text:p>
      <text:p text:style-name="P16"/>
      <text:p text:style-name="P15">@override</text:p>
      <text:p text:style-name="P10"><text:span text:style-name="T6">Widget</text:span> <text:span text:style-name="T7">build</text:span>(<text:span text:style-name="T6">BuildContext</text:span> context) {</text:p>
      <text:p text:style-name="P10"><text:span text:style-name="T8">return</text:span> <text:span text:style-name="T6">Container</text:span>(</text:p>
      <text:p text:style-name="P10"><text:soft-page-break/>child: <text:span text:style-name="T8">new</text:span> <text:span text:style-name="T6">Scaffold</text:span>(</text:p>
      <text:p text:style-name="P10">drawer: <text:span text:style-name="T7">menuGenerico</text:span>(context,<text:span text:style-name="T6">PerfilClientePresentacion</text:span>,<text:span text:style-name="T9">"Rucu Opciones"</text:span>),</text:p>
      <text:p text:style-name="P10">appBar: <text:span text:style-name="T8">new</text:span> <text:span text:style-name="T6">AppBar</text:span>(</text:p>
      <text:p text:style-name="P10">title: <text:span text:style-name="T8">new</text:span> <text:span text:style-name="T6">Text</text:span>(<text:span text:style-name="T9">"Drawer Demo"</text:span>),</text:p>
      <text:p text:style-name="P10">leading: <text:span text:style-name="T7">bAsignaUsuario</text:span>(),</text:p>
      <text:p text:style-name="P10">),</text:p>
      <text:p text:style-name="P10">body: continuo?<text:span text:style-name="T8">new</text:span> <text:span text:style-name="T6">Text</text:span>(<text:span text:style-name="T9">"Drawer Body"</text:span>)</text:p>
      <text:p text:style-name="P10">:<text:span text:style-name="T7">bAsignaUsuario</text:span>()</text:p>
      <text:p text:style-name="P10">),</text:p>
      <text:p text:style-name="P10">);</text:p>
      <text:p text:style-name="P10">}</text:p>
      <text:p text:style-name="P10">}</text:p>
      <text:p text:style-name="P11"/>
      <text:p text:style-name="Text_20_body"/>
      <text:p text:style-name="Text_20_body"/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identitytoolkit.relyingparty.createAuthUri</text:p>
          </table:table-cell>
          <table:table-cell table:style-name="Tabla2.A1" office:value-type="string">
            <text:p text:style-name="P20">Creates the URI used by the IdP to authenticate the user.</text:p>
          </table:table-cell>
        </table:table-row>
        <table:table-row>
          <table:table-cell table:style-name="Tabla2.A1" office:value-type="string">
            <text:p text:style-name="P19">identitytoolkit.relyingparty.deleteAccount</text:p>
          </table:table-cell>
          <table:table-cell table:style-name="Tabla2.A1" office:value-type="string">
            <text:p text:style-name="P20">Delete user account.</text:p>
          </table:table-cell>
        </table:table-row>
        <table:table-row>
          <table:table-cell table:style-name="Tabla2.A1" office:value-type="string">
            <text:p text:style-name="P19">identitytoolkit.relyingparty.downloadAccount</text:p>
          </table:table-cell>
          <table:table-cell table:style-name="Tabla2.A1" office:value-type="string">
            <text:p text:style-name="P20">Batch download user accounts.</text:p>
          </table:table-cell>
        </table:table-row>
        <table:table-row>
          <table:table-cell table:style-name="Tabla2.A1" office:value-type="string">
            <text:p text:style-name="P19">identitytoolkit.relyingparty.emailLinkSignin</text:p>
          </table:table-cell>
          <table:table-cell table:style-name="Tabla2.A1" office:value-type="string">
            <text:p text:style-name="P20">Reset password for a user.</text:p>
          </table:table-cell>
        </table:table-row>
        <table:table-row>
          <table:table-cell table:style-name="Tabla2.A1" office:value-type="string">
            <text:p text:style-name="P19">identitytoolkit.relyingparty.getAccountInfo</text:p>
          </table:table-cell>
          <table:table-cell table:style-name="Tabla2.A1" office:value-type="string">
            <text:p text:style-name="P20">Returns the account info.</text:p>
          </table:table-cell>
        </table:table-row>
        <table:table-row>
          <table:table-cell table:style-name="Tabla2.A1" office:value-type="string">
            <text:p text:style-name="P19">identitytoolkit.relyingparty.getOobConfirmationCode</text:p>
          </table:table-cell>
          <table:table-cell table:style-name="Tabla2.A1" office:value-type="string">
            <text:p text:style-name="P20">Get a code for user action confirmation.</text:p>
          </table:table-cell>
        </table:table-row>
        <table:table-row>
          <table:table-cell table:style-name="Tabla2.A1" office:value-type="string">
            <text:p text:style-name="P19">identitytoolkit.relyingparty.getProjectConfig</text:p>
          </table:table-cell>
          <table:table-cell table:style-name="Tabla2.A1" office:value-type="string">
            <text:p text:style-name="P20">Get project configuration.</text:p>
          </table:table-cell>
        </table:table-row>
        <text:soft-page-break/>
        <table:table-row>
          <table:table-cell table:style-name="Tabla2.A1" office:value-type="string">
            <text:p text:style-name="P19">identitytoolkit.relyingparty.getPublicKeys</text:p>
          </table:table-cell>
          <table:table-cell table:style-name="Tabla2.A1" office:value-type="string">
            <text:p text:style-name="P20">Get token signing public key.</text:p>
          </table:table-cell>
        </table:table-row>
        <table:table-row>
          <table:table-cell table:style-name="Tabla2.A1" office:value-type="string">
            <text:p text:style-name="P19">identitytoolkit.relyingparty.getRecaptchaParam</text:p>
          </table:table-cell>
          <table:table-cell table:style-name="Tabla2.A1" office:value-type="string">
            <text:p text:style-name="P20">Get recaptcha secure param.</text:p>
          </table:table-cell>
        </table:table-row>
        <table:table-row>
          <table:table-cell table:style-name="Tabla2.A1" office:value-type="string">
            <text:p text:style-name="P19">identitytoolkit.relyingparty.resetPassword</text:p>
          </table:table-cell>
          <table:table-cell table:style-name="Tabla2.A1" office:value-type="string">
            <text:p text:style-name="P20">Reset password for a user.</text:p>
          </table:table-cell>
        </table:table-row>
        <table:table-row>
          <table:table-cell table:style-name="Tabla2.A1" office:value-type="string">
            <text:p text:style-name="P19">identitytoolkit.relyingparty.sendVerificationCode</text:p>
          </table:table-cell>
          <table:table-cell table:style-name="Tabla2.A1" office:value-type="string">
            <text:p text:style-name="P20">Send SMS verification code.</text:p>
          </table:table-cell>
        </table:table-row>
        <table:table-row>
          <table:table-cell table:style-name="Tabla2.A1" office:value-type="string">
            <text:p text:style-name="P19">identitytoolkit.relyingparty.setAccountInfo</text:p>
          </table:table-cell>
          <table:table-cell table:style-name="Tabla2.A1" office:value-type="string">
            <text:p text:style-name="P20">Set account info for a user.</text:p>
          </table:table-cell>
        </table:table-row>
        <table:table-row>
          <table:table-cell table:style-name="Tabla2.A1" office:value-type="string">
            <text:p text:style-name="P19">identitytoolkit.relyingparty.setProjectConfig</text:p>
          </table:table-cell>
          <table:table-cell table:style-name="Tabla2.A1" office:value-type="string">
            <text:p text:style-name="P20">Set project configuration.</text:p>
          </table:table-cell>
        </table:table-row>
        <table:table-row>
          <table:table-cell table:style-name="Tabla2.A1" office:value-type="string">
            <text:p text:style-name="P19">identitytoolkit.relyingparty.signOutUser</text:p>
          </table:table-cell>
          <table:table-cell table:style-name="Tabla2.A1" office:value-type="string">
            <text:p text:style-name="P20">Sign out user.</text:p>
          </table:table-cell>
        </table:table-row>
        <table:table-row>
          <table:table-cell table:style-name="Tabla2.A1" office:value-type="string">
            <text:p text:style-name="P19">identitytoolkit.relyingparty.signupNewUser</text:p>
          </table:table-cell>
          <table:table-cell table:style-name="Tabla2.A1" office:value-type="string">
            <text:p text:style-name="P20">Signup new user.</text:p>
          </table:table-cell>
        </table:table-row>
        <table:table-row>
          <table:table-cell table:style-name="Tabla2.A1" office:value-type="string">
            <text:p text:style-name="P19">identitytoolkit.relyingparty.uploadAccount</text:p>
          </table:table-cell>
          <table:table-cell table:style-name="Tabla2.A1" office:value-type="string">
            <text:p text:style-name="P20">Batch upload existing user accounts.</text:p>
          </table:table-cell>
        </table:table-row>
        <table:table-row>
          <table:table-cell table:style-name="Tabla2.A1" office:value-type="string">
            <text:p text:style-name="P19">identitytoolkit.relyingparty.verifyAssertion</text:p>
          </table:table-cell>
          <table:table-cell table:style-name="Tabla2.A1" office:value-type="string">
            <text:p text:style-name="P20">Verifies the assertion returned by the IdP.</text:p>
          </table:table-cell>
        </table:table-row>
        <table:table-row>
          <table:table-cell table:style-name="Tabla2.A1" office:value-type="string">
            <text:p text:style-name="P19">identitytoolkit.relyingparty.verifyCustomToken</text:p>
          </table:table-cell>
          <table:table-cell table:style-name="Tabla2.A1" office:value-type="string">
            <text:p text:style-name="P20">Verifies the developer asserted ID token.</text:p>
          </table:table-cell>
        </table:table-row>
        <table:table-row>
          <table:table-cell table:style-name="Tabla2.A19" office:value-type="string">
            <text:p text:style-name="P21">identitytoolkit.relyingparty.verifyPassword</text:p>
          </table:table-cell>
          <table:table-cell table:style-name="Tabla2.A19" office:value-type="string">
            <text:p text:style-name="P20">Verifies the <text:soft-page-break/>user entered password.</text:p>
          </table:table-cell>
        </table:table-row>
        <table:table-row>
          <table:table-cell table:style-name="Tabla2.A1" office:value-type="string">
            <text:p text:style-name="P19">identitytoolkit.relyingparty.verifyPhoneNumber</text:p>
          </table:table-cell>
          <table:table-cell table:style-name="Tabla2.A1" office:value-type="string">
            <text:p text:style-name="P20">Verifies ownership of a phone number and creates/updates the user account accordingly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 de </text:span><text:page-count style:num-format="1">9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6</meta:editing-cycles>
    <meta:creation-date>2018-10-30T15:54:34.944000000</meta:creation-date>
    <meta:editing-duration>P1DT5H20M23S</meta:editing-duration>
    <meta:generator>OpenOffice/4.1.6$Win32 OpenOffice.org_project/416m1$Build-9790</meta:generator>
    <dc:date>2019-01-13T17:53:10.69</dc:date>
    <dc:creator>Máximo Meza</dc:creator>
    <meta:document-statistic meta:table-count="2" meta:image-count="0" meta:object-count="0" meta:page-count="9" meta:paragraph-count="210" meta:word-count="669" meta:character-count="70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